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officeooo:rsid="0014e6a6" officeooo:paragraph-rsid="0014e6a6"/>
    </style:style>
    <style:style style:name="P3" style:family="paragraph" style:parent-style-name="Text_20_body" style:list-style-name="L3">
      <style:text-properties officeooo:rsid="0014e6a6" officeooo:paragraph-rsid="0014e6a6"/>
    </style:style>
    <style:style style:name="P4" style:family="paragraph" style:parent-style-name="Text_20_body" style:list-style-name="L3">
      <style:text-properties officeooo:rsid="0014e6a6" officeooo:paragraph-rsid="001a0bf3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50b4f" officeooo:paragraph-rsid="00150b4f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.75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20%" style:writing-mode="lr-tb"/>
    </style:style>
    <style:style style:name="P9" style:family="paragraph" style:parent-style-name="Text_20_body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fo:font-weight="normal"/>
    </style:style>
    <style:style style:name="P12" style:family="paragraph" style:parent-style-name="Text_20_body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fo:font-weight="normal" officeooo:paragraph-rsid="001b29c6"/>
    </style:style>
    <style:style style:name="P13" style:family="paragraph" style:parent-style-name="Heading_20_2">
      <style:text-properties fo:font-variant="normal" fo:text-transform="none" fo:color="#000000" style:text-line-through-style="none" style:text-line-through-type="none" style:font-name="Arial" fo:font-size="16.5pt" fo:font-style="normal" style:text-underline-style="none" fo:font-weight="bold" style:text-blinking="false" fo:background-color="transparent"/>
    </style:style>
    <style:style style:name="P14" style:family="paragraph" style:parent-style-name="Heading_20_3">
      <style:paragraph-properties fo:margin-top="0.49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.75pt" fo:font-style="normal" style:text-underline-style="none" fo:font-weight="bold" style:text-blinking="false" fo:background-color="transparent"/>
    </style:style>
    <style:style style:name="P15" style:family="paragraph" style:parent-style-name="Heading_20_3">
      <style:paragraph-properties fo:margin-top="0.49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.75pt" fo:font-style="normal" style:text-underline-style="none" fo:font-weight="bold" officeooo:rsid="0014e6a6" officeooo:paragraph-rsid="0014e6a6" style:text-blinking="false" fo:background-color="transparent"/>
    </style:style>
    <style:style style:name="P16" style:family="paragraph" style:parent-style-name="Heading_20_3">
      <style:paragraph-properties fo:margin-top="0.494cm" fo:margin-bottom="0.141cm" loext:contextual-spacing="false" fo:line-height="138%" style:writing-mode="lr-tb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.7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b29c6" fo:background-color="transparent" loext:char-shading-value="0"/>
    </style:style>
    <style:style style:name="T7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style:text-underline-style="none" style:text-blinking="false" fo:background-color="transparent" loext:char-shading-value="0"/>
    </style:style>
    <style:style style:name="T9" style:family="text">
      <style:text-properties officeooo:rsid="0012ecba"/>
    </style:style>
    <style:style style:name="T10" style:family="text">
      <style:text-properties officeooo:rsid="0014e6a6"/>
    </style:style>
    <style:style style:name="T11" style:family="text">
      <style:text-properties officeooo:rsid="00150b4f"/>
    </style:style>
    <style:style style:name="T12" style:family="text">
      <style:text-properties officeooo:rsid="001717b4"/>
    </style:style>
    <style:style style:name="T13" style:family="text">
      <style:text-properties officeooo:rsid="0017e7ff"/>
    </style:style>
    <style:style style:name="T14" style:family="text">
      <style:text-properties officeooo:rsid="00188ae6"/>
    </style:style>
    <style:style style:name="T15" style:family="text">
      <style:text-properties officeooo:rsid="001a0bf3"/>
    </style:style>
    <style:style style:name="T16" style:family="text">
      <style:text-properties officeooo:rsid="001a74b2"/>
    </style:style>
    <style:style style:name="T17" style:family="text">
      <style:text-properties officeooo:rsid="001af0d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bookmark text:name="docs-internal-guid-fdc1ee41-538a-3ce5-1cf1-1e5a196fdcc6"/>Контроль изменения информации на web-страницах</text:h>
      <text:h text:style-name="P14" text:outline-level="3">Краткое описание задачи</text:h>
      <text:p text:style-name="P5">Требуется отслеживать наличие изменений определённых страниц сайтов. Содержимое контролируемой страницы, устраивающее нас, фиксируется на какой-то момент. Затем необходимо оповещение, если страница была изменена.</text:p>
      <text:p text:style-name="Text_20_body"/>
      <text:p text:style-name="P7">Наличие готовых решений</text:p>
      <text:p text:style-name="P5">Устраивающие готовые решения, которые возможно было бы использовать без компрометации данных (списка контролируемых страниц), не найдены.</text:p>
      <text:p text:style-name="Text_20_body"/>
      <text:p text:style-name="P7">Подобные решения/аналоги</text:p>
      <text:p text:style-name="P8"><text:a xlink:type="simple" xlink:href="http://www.changedetect.com/about/overview/" text:style-name="Internet_20_link" text:visited-style-name="Visited_20_Internet_20_Link"><text:span text:style-name="T1">http://www.changedetect.com/about/overview/</text:span></text:a><text:span text:style-name="T4"> </text:span><text:span text:style-name="T2">- англоязычный нелокализованный сервис.  Есть возможность получать email уведомления.</text:span></text:p>
      <text:p text:style-name="P8"><text:a xlink:type="simple" xlink:href="https://onwebchange.com/" text:style-name="Internet_20_link" text:visited-style-name="Visited_20_Internet_20_Link"><text:span text:style-name="T1">https://onwebchange.com</text:span></text:a><text:span text:style-name="T4"> </text:span><text:span text:style-name="T2">- англоязычный нелокализованный сервис.  Есть возможность получать email уведомления.</text:span></text:p>
      <text:p text:style-name="P8"><text:a xlink:type="simple" xlink:href="https://www.followthatpage.com/" text:style-name="Internet_20_link" text:visited-style-name="Visited_20_Internet_20_Link"><text:span text:style-name="T1">https://www.followthatpage.com</text:span></text:a><text:span text:style-name="T4"> </text:span><text:span text:style-name="T2">- англоязычный нелокализованный простой сервис, с необходимым функционалом.  Есть возможность получать email уведомления.</text:span></text:p>
      <text:p text:style-name="P8"><text:a xlink:type="simple" xlink:href="http://sorge.pro/rus/" text:style-name="Internet_20_link" text:visited-style-name="Visited_20_Internet_20_Link"><text:span text:style-name="T1">http://sorge.pro/rus/</text:span></text:a><text:span text:style-name="T4"> </text:span><text:span text:style-name="T2">- платный сервис с русской локализацией, с большим (даже избыточным для моих целей) набором функционала. В-принципе, подошёл бы, если бы не необходимость сохранять в безопасности перечень контролируемых страниц.</text:span></text:p>
      <text:p text:style-name="P8"><text:a xlink:type="simple" xlink:href="http://neowatcher.ru/" text:style-name="Internet_20_link" text:visited-style-name="Visited_20_Internet_20_Link"><text:span text:style-name="T1">http://neowatcher.ru/</text:span></text:a><text:span text:style-name="T4"> </text:span><text:span text:style-name="T2">- хороший русскоязычный сервис. Платный. Есть весь необходимый функционал, плюс отслеживание не только видимого контента - но и изменений кода.</text:span></text:p>
      <text:p text:style-name="P8"><text:a xlink:type="simple" xlink:href="http://www.infominder.com/" text:style-name="Internet_20_link" text:visited-style-name="Visited_20_Internet_20_Link"><text:span text:style-name="T1">http://www.infominder.com/</text:span></text:a><text:span text:style-name="T4"> </text:span><text:span text:style-name="T2">- англоязычный нелокализованный сервис. Неплохой функционал - с группировками, фильтрами и т.п.</text:span></text:p>
      <text:p text:style-name="P8"><text:a xlink:type="simple" xlink:href="https://urlooker.com/" text:style-name="Internet_20_link" text:visited-style-name="Visited_20_Internet_20_Link"><text:span text:style-name="T1">https://urlooker.com/</text:span></text:a><text:span text:style-name="T4"> </text:span><text:span text:style-name="T2">- простой русскоязычный платный сервис, выросший из чьего-то внутреннего.</text:span></text:p>
      <text:p text:style-name="P8"><text:a xlink:type="simple" xlink:href="http://www.websvodka.ru/" text:style-name="Internet_20_link" text:visited-style-name="Visited_20_Internet_20_Link"><text:span text:style-name="T1">http://www.websvodka.ru/</text:span></text:a><text:span text:style-name="T4"> </text:span><text:span text:style-name="T2">- русскоязычный платный сервис.</text:span></text:p>
      <text:p text:style-name="P8"><text:a xlink:type="simple" xlink:href="http://www.changedetection.com/" text:style-name="Internet_20_link" text:visited-style-name="Visited_20_Internet_20_Link"><text:span text:style-name="T1">http://www.changedetection.com/</text:span></text:a><text:span text:style-name="T4"> </text:span><text:span text:style-name="T2">англоязычный нелокализованный сервис. Простой.</text:span></text:p>
      <text:p text:style-name="P8"><text:a xlink:type="simple" xlink:href="http://www.sitelooker.ru/" text:style-name="Internet_20_link" text:visited-style-name="Visited_20_Internet_20_Link"><text:span text:style-name="T1">http://www.sitelooker.ru/</text:span></text:a><text:span text:style-name="T4"> </text:span><text:span text:style-name="T2">- русскоязычный бесплатный сервис.</text:span></text:p>
      <text:h text:style-name="P15" text:outline-level="3">Функциональные возможности</text:h>
      <text:p text:style-name="P2">Взаимодействие с пользователем:</text:p>
      <text:list xml:id="list8346924554549342661" text:style-name="L3">
        <text:list-item>
          <text:p text:style-name="P3">добавление адресов контролируемых страни<text:span text:style-name="T11">ц (интерфейс через браузер);</text:span></text:p>
        </text:list-item>
        <text:list-item>
          <text:p text:style-name="P4">удаление адресов контролируемых страниц <text:span text:style-name="T15">(интерфейс через браузер)</text:span>;</text:p>
        </text:list-item>
        <text:list-item>
          <text:p text:style-name="P3">уведомление пользователя о факте проверки страниц и результате проверки <text:span text:style-name="T16">(интерфейс через браузер и отправкой отчёта на email).</text:span></text:p>
        </text:list-item>
      </text:list>
      <text:h text:style-name="P16" text:outline-level="3"><text:span text:style-name="T3">Реализация</text:span></text:h>
      <text:p text:style-name="P5">Обеспечить ввод и хранение адресов страниц сайтов, запрос и хранение информации о контенте контролируемых страниц, для последующего сравнения.</text:p>
      <text:p text:style-name="P6">Обеспечить удаление адресов страниц контролируемых сайтов.</text:p>
      <text:p text:style-name="P5"><text:soft-page-break/>Реализовать ручной <text:span text:style-name="T10">(по возможности —</text:span> <text:span text:style-name="T12">добавить </text:span>автоматизирован<text:span text:style-name="T9">н</text:span>ый<text:span text:style-name="T10">)</text:span> запрос анализа изменения контента страниц.</text:p>
      <text:p text:style-name="P5">Для ручных проверок — результат проверки отображать сразу <text:span text:style-name="T13">и отправлять отчёт на email.</text:span></text:p>
      <text:p text:style-name="P5">Для автоматизированных проверок - оповещение по email о факте изменения контента, одним письмом по всем контролируемым сайтам.</text:p>
      <text:h text:style-name="P14" text:outline-level="3">Примечания</text:h>
      <text:list xml:id="list6942781063318024675" text:style-name="L1">
        <text:list-item>
          <text:p text:style-name="P9">Авторизация не требуется (будет использоваться как внутренний сервис, внутри “периметра безопасности”).</text:p>
        </text:list-item>
        <text:list-item>
          <text:p text:style-name="P9">Ввиду того, что использование будет внутренним — важен не дизайн, а функциональность.</text:p>
        </text:list-item>
        <text:list-item>
          <text:p text:style-name="P9"><text:span text:style-name="T17">В случае реализации </text:span>автоматизированной проверки, <text:span text:style-name="T17">её частота </text:span>должна быть настраиваемой (по умолчанию - раз в месяц, при необходимости - для каждой страницы возможность задать отдельно).</text:p>
        </text:list-item>
        <text:list-item>
          <text:p text:style-name="P12"><text:span text:style-name="T6">Допустимо для сравнения </text:span><text:span text:style-name="T5">хранить не контент, а результат вычисления его хэш-функции.</text:span></text:p>
        </text:list-item>
        <text:list-item>
          <text:p text:style-name="P11"><text:span text:style-name="T8">Реализация с использованием субд MySQL, код приложения - PHP.</text:span></text:p>
        </text:list-item>
      </text:list>
      <text:h text:style-name="P14" text:outline-level="3">Последовательность выполнения</text:h>
      <text:list xml:id="list5778190955476751966" text:style-name="L2">
        <text:list-item>
          <text:p text:style-name="P10">Детализированное описание логики работы анализатора</text:p>
        </text:list-item>
        <text:list-item>
          <text:p text:style-name="P10">Разработка структуры таблиц базы данных</text:p>
        </text:list-item>
        <text:list-item>
          <text:p text:style-name="P10">Разработка кода, с учётом запуска скрипта «по расписанию»</text:p>
        </text:list-item>
        <text:list-item>
          <text:p text:style-name="P10">Разработка форм UI</text:p>
        </text:list-item>
        <text:list-item>
          <text:p text:style-name="P10">Вёрстка</text:p>
        </text:list-item>
      </text:list>
      <text:p text:style-name="P1"><text:line-break/><text:line-break/><text:line-break/><text:line-break/><text:line-break/><text:line-break/><text:line-break/><text:line-break/><text:line-break/><text:line-break/></text:p>
      <text:p text:style-name="Horizontal_20_Line"/>
      <text:h text:style-name="P14" text:outline-level="3">Детализированная проверка</text:h>
      <text:p text:style-name="P8"><text:span text:style-name="T2">Если получится - реализовать анализ наличия определённой информации (что она всё ещё присутствует на странице), а не самого факта отсутствия изменений контента. Сначала необходимо проанализировать - будет ли такой подход удобнее для выполнения поставленной цел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ман Викторович Макаров</meta:initial-creator>
    <meta:creation-date>2016-06-15T13:12:11.432343847</meta:creation-date>
    <dc:date>2016-06-15T14:35:18.998739866</dc:date>
    <dc:creator>Роман Викторович Макаров</dc:creator>
    <meta:editing-duration>PT1H23M2S</meta:editing-duration>
    <meta:editing-cycles>13</meta:editing-cycles>
    <meta:generator>LibreOffice/5.1.3.2$Linux_X86_64 LibreOffice_project/10m0$Build-2</meta:generator>
    <meta:document-statistic meta:table-count="0" meta:image-count="0" meta:object-count="0" meta:page-count="2" meta:paragraph-count="42" meta:word-count="417" meta:character-count="3553" meta:non-whitespace-character-count="3174"/>
  </office:meta>
</office:document-meta>
</file>